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3.864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ext-properties style:font-name="Liberation Sans" style:font-name-asian="DejaVu Sans" style:font-name-complex="Lohit Hindi"/>
    </style:style>
    <style:style style:name="ce14" style:family="table-cell" style:parent-style-name="Default" style:data-style-name="N84"/>
    <style:style style:name="ce15" style:family="table-cell" style:parent-style-name="Default" style:data-style-name="N84">
      <style:text-properties style:font-name="Liberation Sans" style:font-name-asian="DejaVu Sans" style:font-name-complex="Lohit Hindi"/>
    </style:style>
    <style:style style:name="ce16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.</text:p>
          </table:table-cell>
          <table:table-cell table:style-name="ce14"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.</text:p>
          </table:table-cell>
          <table:table-cell table:style-name="ce14"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6"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el articulo scrum y contestar el cuestionario.</text:p>
          </table:table-cell>
          <table:table-cell office:value-type="date" office:date-value="2013-09-05">
            <text:p>2013-09-0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atas parte 1 en ruby.</text:p>
          </table:table-cell>
          <table:table-cell office:value-type="date" office:date-value="2013-09-08">
            <text:p>2013-09-08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los articulos <text:s/>VSM y User Stories y Domain Driven Design.</text:p>
          </table:table-cell>
          <table:table-cell office:value-type="date" office:date-value="2013-09-14">
            <text:p>2013-09-14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sponder el cuestionario de VSM y User Stories.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13" office:value-type="string">
            <text:p>katas parte 2 en ruby.</text:p>
          </table:table-cell>
          <table:table-cell office:value-type="date" office:date-value="2013-09-22">
            <text:p>2013-09-22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reparar el ambiente web-ruby ,leer articulo pronosticar no es predecir y realizar la kata del juego del ahorcado.</text:p>
          </table:table-cell>
          <table:table-cell office:value-type="date" office:date-value="2013-09-30">
            <text:p>2013-09-3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gregar a la aplicación web Job Vacancy la capacidad de consultar un oferta y ubicar una oferta en una categoria</text:p>
          </table:table-cell>
          <table:table-cell office:value-type="date" office:date-value="2013-10-07">
            <text:p>2013-10-07</text:p>
          </table:table-cell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ompletar las Stories de la aplicación Job Vacancy , leer el articulo de integración continua y completar el cuestionario.</text:p>
          </table:table-cell>
          <table:table-cell office:value-type="date" office:date-value="2013-10-16">
            <text:p>2013-10-16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Investigar la diferencia entre los patrones Layers y Tiers.Elegir uno de los siguientes atributos de calidad y preparar un explicación</text:p>
          </table:table-cell>
          <table:table-cell office:value-type="date" office:date-value="2013-10-21">
            <text:p>2013-10-21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Crear repositorio y trello con el nombre de la aplicación a desarrollar</text:p>
          </table:table-cell>
          <table:table-cell office:value-type="date" office:date-value="2013-10-26">
            <text:p>2013-10-2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Cargar en el repositorio el proyecto base y cargar las users stories en el trello</text:p>
          </table:table-cell>
          <table:table-cell office:value-type="date" office:date-value="2013-10-26">
            <text:p>2013-10-2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Realizar las features de las user stories</text:p>
          </table:table-cell>
          <table:table-cell office:value-type="date" office:date-value="2013-10-29">
            <text:p>2013-10-29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Realizar la user story : Como usuario quiero poder loguearme en el sistema</text:p>
          </table:table-cell>
          <table:table-cell office:value-type="date" office:date-value="2013-11-03">
            <text:p>2013-11-03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Realizar la user story : Como usuario quiero poder registrarme para poder utilizar la aplicación</text:p>
          </table:table-cell>
          <table:table-cell office:value-type="date" office:date-value="2013-11-03">
            <text:p>2013-11-0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Realizar la user story : Como usuario quiero que me notifique por email, la <text:s/>próxima fecha tentativa </text:p>
          </table:table-cell>
          <table:table-cell office:value-type="date" office:date-value="2013-11-10">
            <text:p>2013-11-10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/00/0000</text:date>, <text:time style:data-style-name="N2" text:time-value="0000-00-00T01:07:5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1-12T01:09:57</dc:date>
    <meta:editing-duration>PT2H59M8S</meta:editing-duration>
    <meta:editing-cycles>39</meta:editing-cycles>
    <meta:document-statistic meta:table-count="2" meta:cell-count="166" meta:object-count="0"/>
  </office:meta>
</office:document-meta>
</file>